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HTML_20_Preformatted">
      <style:paragraph-properties fo:background-color="#ffffff">
        <style:background-image/>
      </style:paragraph-properties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8pt" fo:background-color="#f5f2f0" style:font-size-asian="8pt" style:language-asian="es" style:country-asian="CL" style:font-size-complex="8pt"/>
    </style:style>
    <style:style style:name="P5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7" style:family="paragraph" style:parent-style-name="List_20_Paragraph" style:list-style-name="WWNum3"/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2" style:font-name-complex="Wingdings2"/>
    </style:style>
    <style:style style:name="T2" style:family="text">
      <style:text-properties style:font-name="Wingdings" fo:background-color="#f5f2f0" style:font-name-asian="Wingdings2" style:language-asian="es" style:country-asian="CL" style:font-name-complex="Wingdings2" loext:char-shading-value="0"/>
    </style:style>
    <style:style style:name="T3" style:family="text">
      <style:text-properties fo:language="es" fo:country="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es" style:country-asian="CL" style:font-weight-asian="bold" style:font-weight-complex="bold"/>
    </style:style>
    <style:style style:name="T6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7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fo:font-size="8pt" style:font-name-asian="Times New Roman" style:font-size-asian="8pt" style:language-asian="es" style:country-asian="CL" style:font-name-complex="Courier New2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ff" fo:font-size="8pt" style:font-name-asian="Times New Roman" style:font-size-asian="8pt" style:language-asian="es" style:country-asian="CL" style:font-name-complex="Courier New2" style:font-size-complex="8pt"/>
    </style:style>
    <style:style style:name="T11" style:family="text">
      <style:text-properties fo:color="#0000ff" fo:font-size="8pt" style:font-size-asian="8pt" style:font-size-complex="8pt"/>
    </style:style>
    <style:style style:name="T1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2" style:font-size-complex="8pt" style:font-style-complex="italic"/>
    </style:style>
    <style:style style:name="T13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14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background-color="#f5f2f0" style:language-asian="es" style:country-asian="CL" loext:char-shading-value="0"/>
    </style:style>
    <style:style style:name="T18" style:family="text">
      <style:text-properties fo:color="#808080" fo:font-size="8pt" fo:font-style="italic" style:font-size-asian="8pt" style:font-style-asian="italic" style:font-size-complex="8pt" style:font-style-complex="italic"/>
    </style:style>
    <style:style style:name="T19" style:family="text">
      <style:text-properties fo:color="#808000" fo:font-size="8pt" style:font-size-asian="8pt" style:font-size-complex="8pt"/>
    </style:style>
    <style:style style:name="T20" style:family="text">
      <style:text-properties fo:color="#c586c0"/>
    </style:style>
    <style:style style:name="T21" style:family="text">
      <style:text-properties fo:color="#4ec9b0"/>
    </style:style>
    <style:style style:name="T22" style:family="text">
      <style:text-properties fo:color="#dcdcaa"/>
    </style:style>
    <style:style style:name="T23" style:family="text">
      <style:text-properties fo:color="#569cd6"/>
    </style:style>
    <style:style style:name="T24" style:family="text">
      <style:text-properties fo:color="#b5cea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_GoBack"/><text:s/>Container</text:h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6-4-2018</text:p>
      <text:p text:style-name="Standard"/>
      <text:p text:style-name="P3">Programa:</text:p>
      <text:p text:style-name="P3"/>
      <text:p text:style-name="P3">Fuente:<text:tab/><text:a xlink:type="simple" xlink:href="https://flutter.io/tutorials/layout/#container" text:style-name="ListLabel_20_4" text:visited-style-name="ListLabel_20_4"><text:span text:style-name="Internet_20_link">Container</text:span></text:a></text:p>
      <text:p text:style-name="P3"/>
      <text:h text:style-name="P2" text:outline-level="2">Resumen del Container</text:h>
      <text:list xml:id="list4313076210387409232" text:style-name="WWNum3">
        <text:list-item>
          <text:p text:style-name="P7">Añadir relleno, márgenes, bordes</text:p>
        </text:list-item>
        <text:list-item>
          <text:p text:style-name="P7">Cambiar el color o la imagen de fondo</text:p>
        </text:list-item>
        <text:list-item>
          <text:p text:style-name="P7">Contiene un único widget secundario, pero ese elemento secundario puede ser una Fila, una Columna o incluso la raíz de un árbol de widgets</text:p>
        </text:list-item>
      </text:list>
      <text:p text:style-name="Standard"><draw:frame draw:style-name="fr1" draw:name="Imagen 1" text:anchor-type="as-char" svg:width="7.996cm" svg:height="5.611cm" draw:z-index="0"><draw:image/><svg:desc>a diagram showing that margins, borders, and padding, that surround content in a container</svg:desc></draw:frame></text:p>
      <text:p text:style-name="Standard"/>
      <text:p text:style-name="P5"><text:span text:style-name="T6">new </text:span><text:span text:style-name="T8">Expanded(<text:line-break/> <text:s/>child: </text:span><text:span text:style-name="T6">new </text:span><text:span text:style-name="T8">Container(<text:line-break/> <text:s text:c="3"/>decoration: </text:span><text:span text:style-name="T6">new </text:span><text:span text:style-name="T8">BoxDecoration(<text:line-break/> <text:s text:c="5"/>border: </text:span><text:span text:style-name="T6">new </text:span><text:span text:style-name="T8">Border.all(width: </text:span><text:span text:style-name="T10">10.0</text:span><text:span text:style-name="T8">, color: Colors.</text:span><text:span text:style-name="T12">black38</text:span><text:span text:style-name="T8">),<text:line-break/> <text:s text:c="5"/>borderRadius:</text:span><text:span text:style-name="T6">const </text:span><text:span text:style-name="T8">BorderRadius.all(</text:span><text:span text:style-name="T6">const </text:span><text:span text:style-name="T8">Radius.circular(</text:span><text:span text:style-name="T10">8.0</text:span><text:span text:style-name="T8">)),<text:line-break/> <text:s text:c="3"/>),<text:line-break/> <text:s text:c="3"/>margin: </text:span><text:span text:style-name="T6">const </text:span><text:span text:style-name="T8">EdgeInsets.all(</text:span><text:span text:style-name="T10">4.0</text:span><text:span text:style-name="T8">),<text:line-break/> <text:s text:c="3"/>child: </text:span><text:span text:style-name="T6">new </text:span><text:span text:style-name="T8">Image.asset(</text:span><text:span text:style-name="T15">'imagenes/pic2.jpg'</text:span><text:span text:style-name="T8">),<text:line-break/> <text:s/>),<text:line-break/>),</text:span></text:p>
      <text:p text:style-name="Standard"/>
      <text:p text:style-name="Standard"><text:span text:style-name="T5">final</text:span><text:span text:style-name="T17"> FlexFit fit</text:span><text:span text:style-name="T2"></text:span><text:span text:style-name="T17">Como un hijo flexible es inscrito sobre el espacio disponible.</text:span></text:p>
      <text:p text:style-name="P1"><text:span text:style-name="T7">void </text:span><text:span text:style-name="T9">main() {<text:line-break/> <text:s/></text:span><text:span text:style-name="T18">//debugPaintSizeEnabled = true;<text:line-break/> <text:s/></text:span><text:span text:style-name="T9">runApp(</text:span><text:span text:style-name="T7">new </text:span><text:span text:style-name="T9">MyApp());<text:line-break/>}<text:line-break/><text:line-break/></text:span><text:span text:style-name="T7">class </text:span><text:span text:style-name="T9">MyApp </text:span><text:span text:style-name="T7">extends </text:span><text:span text:style-name="T9">StatelessWidget {<text:line-break/> <text:s/></text:span><text:span text:style-name="T19">@override<text:line-break/> <text:s/></text:span><text:span text:style-name="T9">Widget build(BuildContext context) {<text:line-break/> <text:s text:c="3"/></text:span><text:span text:style-name="T7">return new </text:span><text:span text:style-name="T9">MaterialApp(<text:line-break/> <text:s text:c="5"/>title: </text:span><text:span text:style-name="T16">'Flutter Demo'</text:span><text:span text:style-name="T9">,<text:line-break/> <text:s text:c="5"/>theme: </text:span><text:span text:style-name="T7">new </text:span><text:span text:style-name="T9">ThemeData(<text:line-break/> <text:s text:c="7"/>primarySwatch: Colors.</text:span><text:span text:style-name="T13">blue</text:span><text:span text:style-name="T9">,<text:line-break/> <text:s text:c="5"/>),<text:line-break/> <text:s text:c="5"/>home: </text:span><text:span text:style-name="T7">new </text:span><text:span text:style-name="T9">MyHomePage(title: </text:span><text:span text:style-name="T16">'Flutter Demo Home Page'</text:span><text:span text:style-name="T9">),<text:line-break/> <text:s text:c="3"/>);<text:line-break/> <text:s/>}<text:line-break/>}<text:line-break/><text:line-break/></text:span><text:span text:style-name="T7">class </text:span><text:span text:style-name="T9">MyHomePage </text:span><text:span text:style-name="T7">extends </text:span><text:span text:style-name="T9">StatefulWidget {<text:line-break/> <text:s/>MyHomePage({Key key, </text:span><text:span text:style-name="T7">this</text:span><text:span text:style-name="T9">.</text:span><text:span text:style-name="T14">title</text:span><text:span text:style-name="T9">}) : </text:span><text:span text:style-name="T7">super</text:span><text:span text:style-name="T9">(key: key);<text:line-break/><text:line-break/></text:span><text:soft-page-break/><text:span text:style-name="T9"> <text:s/></text:span><text:span text:style-name="T7">final </text:span><text:span text:style-name="T9">String </text:span><text:span text:style-name="T14">title</text:span><text:span text:style-name="T9">;<text:line-break/><text:line-break/></text:span><text:span text:style-name="T9"> <text:s/></text:span><text:span text:style-name="T19">@override<text:line-break/> <text:s/></text:span><text:span text:style-name="T9">_MyHomePageState createState() =&gt; </text:span><text:span text:style-name="T7">new </text:span><text:span text:style-name="T9">_MyHomePageState();<text:line-break/>}<text:line-break/><text:line-break/></text:span><text:span text:style-name="T7">class </text:span><text:span text:style-name="T9">_MyHomePageState </text:span><text:span text:style-name="T7">extends </text:span><text:span text:style-name="T9">State&lt;MyHomePage&gt; {<text:line-break/> <text:s/></text:span><text:span text:style-name="T19">@override<text:line-break/> <text:s/></text:span><text:span text:style-name="T9">Widget build(BuildContext context) {<text:line-break/> <text:s text:c="3"/></text:span><text:span text:style-name="T7">var </text:span><text:span text:style-name="T9">container = </text:span><text:span text:style-name="T7">new </text:span><text:span text:style-name="T9">Container(<text:line-break/> <text:s text:c="5"/>decoration: </text:span><text:span text:style-name="T7">new </text:span><text:span text:style-name="T9">BoxDecoration(<text:line-break/> <text:s text:c="7"/>color: Colors.</text:span><text:span text:style-name="T13">black26</text:span><text:span text:style-name="T9">,<text:line-break/> <text:s text:c="5"/>),<text:line-break/> <text:s text:c="5"/>child: </text:span><text:span text:style-name="T7">new </text:span><text:span text:style-name="T9">Column(<text:line-break/> <text:s text:c="7"/>children: [<text:line-break/> <text:s text:c="9"/></text:span><text:span text:style-name="T7">new </text:span><text:span text:style-name="T9">Row(<text:line-break/> <text:s text:c="11"/>children: [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color:Colors.</text:span><text:span text:style-name="T13">green</text:span><text:span text:style-name="T9">,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red</text:span><text:span text:style-name="T9">),<text:line-break/> <text:s text:c="19"/>borderRadius: 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2.jpg'</text:span><text:span text:style-name="T9">),</text:span></text:p>
      <text:p text:style-name="P1"><text:span text:style-name="T9"><text:tab/> <text:s text:c="7"/>)<text:tab/><text:line-break/> <text:s text:c="13"/>),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2.jpg'</text:span><text:span text:style-name="T9">),<text:line-break/> <text:s text:c="15"/>),<text:line-break/> <text:s text:c="13"/>),<text:line-break/> <text:s text:c="11"/>],<text:line-break/> <text:s text:c="9"/>),<text:line-break/> <text:s text:c="9"/></text:span><text:span text:style-name="T7">new </text:span><text:span text:style-name="T9">Row(<text:line-break/> <text:s text:c="11"/>children: [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text:line-break/> <text:s text:c="19"/>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3.jpg'</text:span><text:span text:style-name="T9">),<text:line-break/> <text:s text:c="15"/>),<text:line-break/> <text:s text:c="13"/>),<text:line-break/> <text:s text:c="13"/></text:span><text:span text:style-name="T7">new </text:span><text:span text:style-name="T9">Expanded(<text:line-break/> <text:s text:c="15"/>child: </text:span><text:span text:style-name="T7">new </text:span><text:span text:style-name="T9">Container(<text:line-break/> <text:s text:c="17"/>decoration: </text:span><text:span text:style-name="T7">new </text:span><text:span text:style-name="T9">BoxDecoration(<text:line-break/> <text:s text:c="19"/>border: </text:span><text:span text:style-name="T7">new </text:span><text:span text:style-name="T9">Border.all(width: </text:span><text:span text:style-name="T11">10.0</text:span><text:span text:style-name="T9">, color: Colors.</text:span><text:span text:style-name="T13">black38</text:span><text:span text:style-name="T9">),<text:line-break/> <text:s text:c="19"/>borderRadius:<text:line-break/> <text:s text:c="19"/></text:span><text:span text:style-name="T7">const </text:span><text:span text:style-name="T9">BorderRadius.all(</text:span><text:span text:style-name="T7">const </text:span><text:span text:style-name="T9">Radius.circular(</text:span><text:span text:style-name="T11">8.0</text:span><text:span text:style-name="T9">)),<text:line-break/> <text:s text:c="17"/>),<text:line-break/> <text:s text:c="17"/>margin: </text:span><text:span text:style-name="T7">const </text:span><text:span text:style-name="T9">EdgeInsets.all(</text:span><text:span text:style-name="T11">4.0</text:span><text:span text:style-name="T9">),<text:line-break/> <text:s text:c="17"/>child: </text:span><text:span text:style-name="T7">new </text:span><text:span text:style-name="T9">Image.asset(</text:span><text:span text:style-name="T16">'imagenes/pic4.jpg'</text:span><text:span text:style-name="T9">),<text:line-break/> <text:s text:c="15"/>),<text:line-break/> <text:s text:c="13"/>),<text:line-break/> <text:s text:c="11"/>],<text:line-break/> <text:s text:c="9"/>),<text:line-break/> <text:s text:c="7"/>],<text:line-break/> <text:s text:c="5"/>),<text:line-break/> <text:s text:c="3"/>);<text:line-break/><text:line-break/></text:span><text:soft-page-break/><text:span text:style-name="T9"> <text:s text:c="3"/></text:span><text:span text:style-name="T7">return new </text:span><text:span text:style-name="T9">Scaffold(<text:line-break/> <text:s text:c="5"/>appBar: </text:span><text:span text:style-name="T7">new </text:span><text:span text:style-name="T9">AppBar(<text:line-break/></text:span><text:span text:style-name="T9"> <text:s text:c="7"/>title: </text:span><text:span text:style-name="T7">new </text:span><text:span text:style-name="T9">Text(</text:span><text:span text:style-name="T14">widget</text:span><text:span text:style-name="T9">.</text:span><text:span text:style-name="T14">title</text:span><text:span text:style-name="T9">),<text:line-break/> <text:s text:c="5"/>),<text:line-break/> <text:s text:c="5"/>body: </text:span><text:span text:style-name="T7">new </text:span><text:span text:style-name="T9">Center(<text:line-break/> <text:s text:c="7"/>child: container,<text:line-break/> <text:s text:c="5"/>),<text:line-break/> <text:s text:c="3"/>);<text:line-break/> <text:s/>}<text:line-break/>}</text:span></text:p>
      <text:p text:style-name="P4"/>
      <text:p text:style-name="P6"><text:span text:style-name="T20">return</text:span> <text:span text:style-name="T21">Transform</text:span>.<text:span text:style-name="T22">translate</text:span>(</text:p>
      <text:p text:style-name="P6"><text:tab/>offset: <text:span text:style-name="T23">const</text:span> <text:span text:style-name="T21">Offset</text:span>(<text:span text:style-name="T24">0.0</text:span>, <text:span text:style-name="T24">15.0</text:span>),</text:p>
      <text:p text:style-name="P6"><text:tab/>child: <text:span text:style-name="T21">Container</text:span>(</text:p>
      <text:p text:style-name="P6"><text:tab/><text:tab/>padding: <text:span text:style-name="T23">const</text:span> <text:span text:style-name="T21">EdgeInsets</text:span>.<text:span text:style-name="T22">all</text:span>(<text:span text:style-name="T24">8.0</text:span>),</text:p>
      <text:p text:style-name="P6"><text:tab/><text:tab/>color: <text:span text:style-name="T23">const</text:span> <text:span text:style-name="T21">Color</text:span>(<text:span text:style-name="T24">0xFF7F7F7F</text:span>),</text:p>
      <text:p text:style-name="P6"><text:tab/><text:tab/>child: <text:span text:style-name="T20">new</text:span> <text:span text:style-name="T21">Column</text:span>()</text:p>
      <text:p text:style-name="P6"><text:tab/>)</text:p>
      <text:p text:style-name="P6"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2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2" style:font-size-complex="10pt"/>
    </style:style>
    <style:style style:name="hljs-keyword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4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2" style:font-name-complex="Wingdings2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áximo Meza</dc:creator>
    <meta:editing-cycles>12</meta:editing-cycles>
    <meta:creation-date>2018-03-07T12:45:00</meta:creation-date>
    <dc:date>2018-12-29T22:34:12.39</dc:date>
    <meta:editing-duration>PT2H10M2S</meta:editing-duration>
    <meta:generator>OpenOffice/4.1.6$Win32 OpenOffice.org_project/416m1$Build-9790</meta:generator>
    <meta:document-statistic meta:table-count="0" meta:image-count="1" meta:object-count="0" meta:page-count="4" meta:paragraph-count="24" meta:word-count="347" meta:character-count="39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